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8pt" fo:font-weight="bold" officeooo:rsid="000d1ab1" officeooo:paragraph-rsid="000d1ab1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ourier New" fo:font-size="18pt" officeooo:rsid="000d1ab1" officeooo:paragraph-rsid="000d1ab1" style:font-size-asian="18pt" style:font-size-complex="18pt"/>
    </style:style>
    <style:style style:name="P3" style:family="paragraph" style:parent-style-name="Standard">
      <style:text-properties style:font-name="Courier New" officeooo:rsid="000c867a" officeooo:paragraph-rsid="000c867a"/>
    </style:style>
    <style:style style:name="P4" style:family="paragraph" style:parent-style-name="Standard">
      <style:text-properties style:font-name="Courier New" officeooo:rsid="000d1ab1" officeooo:paragraph-rsid="000d1ab1"/>
    </style:style>
    <style:style style:name="P5" style:family="paragraph" style:parent-style-name="Standard">
      <style:text-properties style:font-name="Courier New" officeooo:rsid="000f7782" officeooo:paragraph-rsid="000f7782"/>
    </style:style>
    <style:style style:name="P6" style:family="paragraph" style:parent-style-name="Standard">
      <style:text-properties style:font-name="Courier New" officeooo:rsid="000faecf" officeooo:paragraph-rsid="000faecf"/>
    </style:style>
    <style:style style:name="P7" style:family="paragraph" style:parent-style-name="Standard">
      <style:text-properties style:font-name="Courier New" officeooo:rsid="00116e9a" officeooo:paragraph-rsid="00116e9a"/>
    </style:style>
    <style:style style:name="P8" style:family="paragraph" style:parent-style-name="Standard">
      <style:text-properties style:font-name="Courier New" officeooo:rsid="0012bb61" officeooo:paragraph-rsid="0012bb61"/>
    </style:style>
    <style:style style:name="P9" style:family="paragraph" style:parent-style-name="Standard">
      <style:text-properties style:font-name="Courier New" officeooo:rsid="0013b317" officeooo:paragraph-rsid="0013b317"/>
    </style:style>
    <style:style style:name="P10" style:family="paragraph" style:parent-style-name="Standard">
      <style:text-properties style:font-name="Courier New" fo:font-weight="normal" officeooo:rsid="00173bdf" officeooo:paragraph-rsid="00173bdf" style:font-weight-asian="normal" style:font-weight-complex="normal"/>
    </style:style>
    <style:style style:name="P11" style:family="paragraph" style:parent-style-name="Standard">
      <style:text-properties style:font-name="Courier New" officeooo:rsid="00173bdf" officeooo:paragraph-rsid="00173bdf"/>
    </style:style>
    <style:style style:name="T1" style:family="text">
      <style:text-properties officeooo:rsid="000d1ab1"/>
    </style:style>
    <style:style style:name="T2" style:family="text">
      <style:text-properties officeooo:rsid="0012bb61"/>
    </style:style>
    <style:style style:name="T3" style:family="text">
      <style:text-properties officeooo:rsid="00159c92"/>
    </style:style>
    <style:style style:name="T4" style:family="text">
      <style:text-properties officeooo:rsid="00173bdf"/>
    </style:style>
    <style:style style:name="T5" style:family="text">
      <style:text-properties officeooo:rsid="0018a2d1"/>
    </style:style>
    <style:style style:name="T6" style:family="text">
      <style:text-properties officeooo:rsid="00198bed"/>
    </style:style>
    <style:style style:name="T7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DE ESTUDIO SOBRE A <text:span text:style-name="T7">CLOCKWORK</text:span> <text:span text:style-name="T7">ORANGE</text:span> DE STANLEY KUBRICK.</text:p>
      <text:p text:style-name="P2"/>
      <text:p text:style-name="P2"/>
      <text:p text:style-name="P3"/>
      <text:p text:style-name="P3">Escenas fijas no más de 30 segundos.</text:p>
      <text:p text:style-name="P3"/>
      <text:p text:style-name="P3">Acercamientos de rostro en desenlace de situaciones <text:s/>de nudo, situaciones de <text:span text:style-name="T6">clímax</text:span> y bellas artes .</text:p>
      <text:p text:style-name="P3"/>
      <text:p text:style-name="P4">En acercamiento de rostro priorizar ROSTRO no la cabeza entera, evitar rostro centrado.</text:p>
      <text:p text:style-name="P3"/>
      <text:p text:style-name="P3">El desplazamiento del personaje va acompañado de un cambio constante de escena y ángulo para finalmente detenerse en la escena perfectamente centrada <text:s/>y preparada, personaje o personajes en el centro.</text:p>
      <text:p text:style-name="P3"/>
      <text:p text:style-name="P3">Variar con los desplazamientos, incluir desplazamiento de cámara vertical.</text:p>
      <text:p text:style-name="P3"/>
      <text:p text:style-name="P3">Cuando la habitación o la toma no sea completamente simétrica, centrarse en una ventana o puerta, cuadros, <text:span text:style-name="T1">candelabros en techo, circunferencia de mesas, esquinas de pared, una sombra.</text:span></text:p>
      <text:p text:style-name="P3"/>
      <text:p text:style-name="P3"/>
      <text:p text:style-name="P3">Estudiar paletas de colores.</text:p>
      <text:p text:style-name="P3"/>
      <text:p text:style-name="P3">Corto acercamiento simulando un pulso o latido, adelante y atrás. (Escena de acercamiento rostro Beethoven<text:span text:style-name="T1">)</text:span>.</text:p>
      <text:p text:style-name="P3"/>
      <text:p text:style-name="P4">Escena perfectamente centrada, personaje se acerca a lo lejos, al llegar al centro de la imagen seguir personaje para cambiar a otra escena centrada.</text:p>
      <text:p text:style-name="P4"/>
      <text:p text:style-name="P5">NO TODAS LAS ESCENAS SON PERFECTAMENTE CENTRADAS, pero busca un punto medio de encuadre para todos los personajes, esto no implica que todos tienen que salir a cuerpo completo.</text:p>
      <text:p text:style-name="P5"/>
      <text:p text:style-name="P5">Prioriza la perspectiva centrada para tomas amplias, no para tomar cercanas, por ejemplo de habitaciones pequeñas.</text:p>
      <text:p text:style-name="P5"/>
      <text:p text:style-name="P5">Seguimiento de personaje para centrara escena se detiene poco antes que el personaje se detenga.</text:p>
      <text:p text:style-name="P5"/>
      <text:p text:style-name="P5">La escena se puede centrar en esquina con angulo diferentes siempre que se centre en alguno de los lados de la esquina, no implica que deba formar un angulo perfecto de <text:s/>por ejemplo, 90 grados</text:p>
      <text:p text:style-name="P3"/>
      <text:p text:style-name="P6"><text:soft-page-break/>LAS ESCENA NO CENTRADAS deben justificarse con un angulo que cubra el esplendor de toda la escena lo más posible.</text:p>
      <text:p text:style-name="P6"/>
      <text:p text:style-name="P6">En escenas de interacciones tratar de incluir al personaje que habla de manera pasiva desenfocado, <text:span text:style-name="T4">enfocándose</text:span> en el que habla, cambiando de escena cuando se cambia la interacción.</text:p>
      <text:p text:style-name="P6"/>
      <text:p text:style-name="P6">Variar la altura de las tomas, preferiblemente al variar tiene que se de abaja para arriba.</text:p>
      <text:p text:style-name="P6"/>
      <text:p text:style-name="P6">En situaciones en el que un personaje tiene <text:span text:style-name="T5">el dominio </text:span>oral debe de centrarse en su rostro hasta que <text:s/>sea interrumpido por algo hacer un <text:span text:style-name="T4">alejamiento</text:span> a toda la escena.</text:p>
      <text:p text:style-name="P6"/>
      <text:p text:style-name="P6">En cambios de escena empezar desde el enfoque cercano para alejarse y mostrar toda la escena.</text:p>
      <text:p text:style-name="P6"/>
      <text:p text:style-name="P7">AL HACER CAMBIOS DE ESCENA EN DIALOGO, respetar la <text:span text:style-name="T2">posición</text:span> del hablante pasivo, incluso si una pequeña <text:span text:style-name="T2">porción</text:span> de su manga debe incluirse en la toma. Pretender una toma en tercera persona.</text:p>
      <text:p text:style-name="P7"/>
      <text:p text:style-name="P8">El cambio de expresiones y expresiones exageradas son motivo de acercamiento.</text:p>
      <text:p text:style-name="P8"/>
      <text:p text:style-name="P8">La escena en si debería de ser una foto perfecta sin tomar en cuenta las interacciones o los personajes, salvo en los acercamientos de personajes.</text:p>
      <text:p text:style-name="P8"/>
      <text:p text:style-name="P8">SARCASMO espontaneo pero no frecuente.</text:p>
      <text:p text:style-name="P8"/>
      <text:p text:style-name="P9">Considerar <text:span text:style-name="T3">música</text:span> propia de la escena, por ejemplo una radio, una televisión.</text:p>
      <text:p text:style-name="P9"/>
      <text:p text:style-name="P10">En exteriores priorizar paisaje perfecto con personaje centrado.</text:p>
      <text:p text:style-name="P11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0:12:04.061140969</meta:creation-date>
    <meta:editing-duration>PT13H46M25S</meta:editing-duration>
    <meta:editing-cycles>5</meta:editing-cycles>
    <meta:generator>LibreOffice/6.0.3.2$Linux_X86_64 LibreOffice_project/00m0$Build-2</meta:generator>
    <dc:date>2018-07-25T22:25:04.672341630</dc:date>
    <meta:document-statistic meta:table-count="0" meta:image-count="0" meta:object-count="0" meta:page-count="2" meta:paragraph-count="25" meta:word-count="454" meta:character-count="2839" meta:non-whitespace-character-count="2406"/>
  </office:meta>
</office:document-meta>
</file>